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pename Session Summary</text:p>
      <text:list xml:id="list1504606441441963325" text:style-name="Outline">
        <text:list-item>
          <text:p text:style-name="Heading_20_1">Session Metadata</text:p>
        </text:list-item>
      </text:list>
      <text:p text:style-name="Standard"><text:s/><text:span text:style-name="T1">Topic</text:span>: Prioritizing PM Strategy Options</text:p>
      <text:p text:style-name="Standard"><text:s/><text:span text:style-name="T1">Date</text:span>: June 18, 2025</text:p>
      <text:p text:style-name="Standard"><text:span text:style-name="T1">Duration</text:span>: 45 minutes</text:p>
      <text:p text:style-name="Standard"><text:span text:style-name="T1">Participants</text:span>: 12</text:p>
      <text:p text:style-name="Standard"><text:span text:style-name="T1">Initiator</text:span>: Designer / Collaboration UX</text:p>
      <text:list xml:id="list38387094" text:continue-numbering="true" text:style-name="Outline">
        <text:list-item>
          <text:p text:style-name="Heading_20_1">Answer/Strategy Options Prioritized</text:p>
        </text:list-item>
      </text:list>
      <text:p text:style-name="Standard"/>
      <text:p text:style-name="P1">Answer/Strategy Option: Improve product differentiation 🏆🏆🏆🏆</text:p>
      <text:list xml:id="list1562410276211749109" text:style-name="L1">
        <text:list-item>
          <text:p text:style-name="P2">Develop unique positioning, update messaging, and reinforce value across customer touchpoints.</text:p>
        </text:list-item>
      </text:list>
      <text:p text:style-name="Standard"><text:span text:style-name="T1">Answer/Strategy Option: Reduce operational costs 🏆🏆🏆</text:span></text:p>
      <text:list xml:id="list4817357756947594936" text:style-name="L2">
        <text:list-item>
          <text:p text:style-name="P3">Identify inefficient processes, renegotiate contracts, and optimize workflows.</text:p>
        </text:list-item>
      </text:list>
      <text:p text:style-name="P1">Answer/Strategy Option: Automate roadmap triage 🏆🏆🏆</text:p>
      <text:list xml:id="list4011666912817089553" text:style-name="L3">
        <text:list-item>
          <text:p text:style-name="P4">Use LLM-driven issue summarization to continuously re-prioritize backlog based on team goals.</text:p>
        </text:list-item>
      </text:list>
      <text:p text:style-name="P1">Answer/Strategy Option: Expand into new markets 🏆🏆</text:p>
      <text:list xml:id="list3087708516792494959" text:style-name="L4">
        <text:list-item>
          <text:p text:style-name="P5">Evaluate underserved regions and pursue partnerships with local distributors.</text:p>
        </text:list-item>
      </text:list>
      <text:p text:style-name="P1">Answer/Strategy Option: Diversify revenue streams 🏆</text:p>
      <text:list xml:id="list601800856121888297" text:style-name="L5">
        <text:list-item>
          <text:p text:style-name="P6">Explore complementary services and subscription-based offerings to stabilize income.</text:p>
        </text:list-item>
      </text:list>
      <text:p text:style-name="P1">Answer/Strategy Option: Clone the PM</text:p>
      <text:list xml:id="list4838791922775476414" text:style-name="L6">
        <text:list-item>
          <text:p text:style-name="P7">Clearly not serious, promptly discarded.</text:p>
        </text:list-item>
      </text:list>
      <text:list xml:id="list38380550" text:continue-list="list38387094" text:style-name="Outline">
        <text:list-item>
          <text:p text:style-name="Heading_20_1"><text:soft-page-break/>Voting Rationale (AI Summary)</text:p>
        </text:list-item>
      </text:list>
      <text:p text:style-name="Standard">Most participants favored 'Improve product differentiation' due to its low implementation complexity and alignment with long-term brand vision. Participants emphasized speed to impact and brand clarity. Voters influenced vote-weighting by endorsing others with relevant Function/Qualifier expertise.</text:p>
      <text:list xml:id="list38360030" text:continue-numbering="true" text:style-name="Outline">
        <text:list-item>
          <text:p text:style-name="Heading_20_1">Voters (By Engagement)</text:p>
        </text:list-item>
      </text:list>
      <text:p text:style-name="Standard">1. Analyst / Risk Optimization</text:p>
      <text:p text:style-name="Standard">2. Advocate / Market Ethics</text:p>
      <text:p text:style-name="Standard">3. Designer / Accessibility</text:p>
      <text:p text:style-name="Standard">4. Observer / Competitive Trends</text:p>
      <text:p text:style-name="Standard">5. Researcher / AI Integration</text:p>
      <text:list xml:id="list38375051" text:continue-numbering="true" text:style-name="Outline">
        <text:list-item>
          <text:p text:style-name="Heading_20_1">Key Issues Discussed</text:p>
        </text:list-item>
      </text:list>
      <text:p text:style-name="Standard">- How to compete against lower-priced alternatives<text:line-break/>- Whether our target customers value innovation vs price<text:line-break/>- How much capacity the team has to support product diversification</text:p>
      <text:list xml:id="list38364374" text:continue-numbering="true" text:style-name="Outline">
        <text:list-item>
          <text:p text:style-name="Heading_20_1">Outstanding Issues (AI-Inferred)</text:p>
        </text:list-item>
      </text:list>
      <text:list xml:id="list6546286754749254179" text:style-name="L9">
        <text:list-item>
          <text:p text:style-name="P8">Who is responsible for messaging updates across departments?</text:p>
        </text:list-item>
        <text:list-item>
          <text:p text:style-name="P8">What are the benchmarks to measure success of this strategy?</text:p>
        </text:list-item>
        <text:list-item>
          <text:p text:style-name="P8">Will internal systems support the required changes in time?</text:p>
        </text:list-item>
      </text:list>
      <text:p text:style-name="Standard">🧠 AI-Confidence Score: 84% (based on speech clarity and vote alignment)</text:p>
      <text:list xml:id="list38363184" text:continue-list="list38364374" text:style-name="Outline">
        <text:list-item>
          <text:p text:style-name="Heading_20_1">Suggested Follow-Ups by Function</text:p>
        </text:list-item>
      </text:list>
      <text:list xml:id="list7204190384516663048" text:style-name="L10">
        <text:list-item>
          <text:p text:style-name="P9">Analyst / Risk Optimization → Define success metrics.</text:p>
        </text:list-item>
        <text:list-item>
          <text:p text:style-name="P9">Designer / Accessibility → Ensure design consistency.</text:p>
        </text:list-item>
        <text:list-item>
          <text:p text:style-name="P9">Advocate / Market Ethics → Review external messaging for public align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18T18:10:57.57</dc:date>
    <meta:editing-duration>P0D</meta:editing-duration>
    <meta:generator>OpenOffice/4.1.15$Win32 OpenOffice.org_project/4115m2$Build-9813</meta:generator>
    <meta:document-statistic meta:table-count="0" meta:image-count="0" meta:object-count="0" meta:page-count="2" meta:paragraph-count="39" meta:word-count="307" meta:character-count="2199"/>
    <dc:creator>Rick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